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pmod_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string" calcext:value-type="string">
            <text:p>pmod_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string" calcext:value-type="string">
            <text:p>pmod_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string" calcext:value-type="string">
            <text:p>pmod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pmod_7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string" calcext:value-type="string">
            <text:p>pmod_8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string" calcext:value-type="string">
            <text:p>pmod_9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pmod_1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string" calcext:value-type="string">
            <text:p>led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led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string" calcext:value-type="string">
            <text:p>led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string" calcext:value-type="string">
            <text:p>led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led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string" calcext:value-type="string">
            <text:p>sd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string" calcext:value-type="string">
            <text:p>j1_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j1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j1_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j1_6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j1_7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string" calcext:value-type="string">
            <text:p>j1_8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string" calcext:value-type="string">
            <text:p>j1_9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string" calcext:value-type="string">
            <text:p>j1_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string" calcext:value-type="string">
            <text:p>dcd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sr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dtr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cts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rts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rs232_tx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rs23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j3_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string" calcext:value-type="string">
            <text:p>j3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string" calcext:value-type="string">
            <text:p>j3_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j3_6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string" calcext:value-type="string">
            <text:p>j3_7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j3_8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string" calcext:value-type="string">
            <text:p>j3_9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j3_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5:21:45.446056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1-16T15:22:14.461850187</dc:date>
    <meta:editing-duration>PT40M33S</meta:editing-duration>
    <meta:editing-cycles>17</meta:editing-cycles>
    <meta:generator>LibreOffice/5.1.4.2$Linux_X86_64 LibreOffice_project/10m0$Build-2</meta:generator>
    <meta:document-statistic meta:table-count="1" meta:cell-count="200" meta:object-count="0"/>
  </office:meta>
</office:document-meta>
</file>